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bcc" draw:textarea-horizontal-align="justify" draw:textarea-vertical-align="top" draw:auto-grow-height="false" fo:min-height="7.37cm" fo:min-width="19.09cm"/>
    </style:style>
    <style:style style:name="gr2" style:family="graphic" style:parent-style-name="standard">
      <style:graphic-properties draw:stroke="none" draw:fill-color="#c2e0ae" draw:textarea-horizontal-align="justify" draw:textarea-vertical-align="top" draw:auto-grow-height="false" fo:min-height="6.1cm" fo:min-width="19.09cm"/>
    </style:style>
    <style:style style:name="gr3" style:family="graphic" style:parent-style-name="standard">
      <style:graphic-properties draw:stroke="none" draw:fill-color="#8f93c7" draw:textarea-horizontal-align="justify" draw:textarea-vertical-align="top" draw:auto-grow-height="false" fo:min-height="8.03cm" fo:min-width="9.279cm"/>
    </style:style>
    <style:style style:name="gr4" style:family="graphic" style:parent-style-name="standard">
      <style:graphic-properties draw:stroke="none" draw:fill-color="#fedcc6" draw:textarea-horizontal-align="justify" draw:textarea-vertical-align="top" draw:auto-grow-height="false" fo:min-height="8.04cm" fo:min-width="9.311cm"/>
    </style:style>
    <style:style style:name="gr5" style:family="graphic" style:parent-style-name="standard">
      <style:graphic-properties draw:stroke="none" svg:stroke-color="#adc5e7" draw:fill-color="#adc5e7" draw:textarea-horizontal-align="justify" draw:textarea-vertical-align="top" draw:auto-grow-height="false" fo:min-height="3.56cm" fo:min-width="19.09cm"/>
    </style:style>
    <style:style style:name="gr6" style:family="graphic" style:parent-style-name="objectwithoutfill">
      <style:graphic-properties svg:stroke-width="0.353cm" draw:marker-start-width="0.726cm" draw:marker-end-width="0.726cm" draw:fill="none" draw:textarea-vertical-align="middle" fo:padding-top="0.298cm" fo:padding-bottom="0.298cm" fo:padding-left="0.423cm" fo:padding-right="0.423cm"/>
    </style:style>
    <style:style style:name="gr7" style:family="graphic" style:parent-style-name="standard">
      <style:graphic-properties svg:stroke-color="#000000" svg:stroke-opacity="90%" draw:fill-color="#cccccc" draw:textarea-horizontal-align="justify" draw:textarea-vertical-align="middle" draw:auto-grow-height="false" fo:min-height="1.097cm" fo:min-width="0.847cm"/>
    </style:style>
    <style:style style:name="gr8" style:family="graphic" style:parent-style-name="objectwithoutfill">
      <style:graphic-properties svg:stroke-width="0.353cm" svg:stroke-color="#8f187c" draw:marker-start-width="0.726cm" draw:marker-end-width="0.726cm" svg:stroke-opacity="100%" draw:fill="none" draw:textarea-vertical-align="middle" fo:padding-top="0.298cm" fo:padding-bottom="0.298cm" fo:padding-left="0.423cm" fo:padding-right="0.42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489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start"/>
    </style:style>
    <style:style style:name="P2" style:family="paragraph">
      <loext:graphic-properties draw:fill-color="#fffbcc"/>
      <style:paragraph-properties fo:text-align="start"/>
    </style:style>
    <style:style style:name="P3" style:family="paragraph">
      <loext:graphic-properties draw:fill-color="#c2e0ae"/>
      <style:paragraph-properties fo:text-align="start"/>
    </style:style>
    <style:style style:name="P4" style:family="paragraph">
      <loext:graphic-properties draw:fill-color="#8f93c7"/>
      <style:paragraph-properties fo:text-align="start"/>
    </style:style>
    <style:style style:name="P5" style:family="paragraph">
      <loext:graphic-properties draw:fill-color="#fedcc6"/>
      <style:paragraph-properties fo:text-align="start"/>
    </style:style>
    <style:style style:name="P6" style:family="paragraph">
      <loext:graphic-properties draw:fill-color="#adc5e7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7.62cm" svg:x="1cm" svg:y="4.764cm">
          <text:p text:style-name="P1">Evalua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9.59cm" svg:height="6.35cm" svg:x="1cm" svg:y="12.338cm">
          <text:p text:style-name="P1">Deploy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779cm" svg:height="8.28cm" svg:x="1cm" svg:y="18.653cm">
          <text:p text:style-name="P1"><text:line-break/>Developing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811cm" svg:height="8.29cm" svg:x="10.779cm" svg:y="18.653cm">
          <text:p text:style-name="P1"><text:line-break/>Maintaining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3.81cm" svg:x="1cm" svg:y="1cm">
          <text:p text:style-name="P1">Understand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6.461cm" svg:y1="2.977cm" svg:x2="10.99cm" svg:y2="2.977cm" draw:start-shape="id1" draw:start-glue-point="10" draw:end-shape="id2" draw:end-glue-point="6" svg:d="M6461 2977h4529" svg:viewBox="0 0 4530 1">
          <text:p/>
        </draw:connector>
        <draw:custom-shape draw:style-name="gr7" draw:text-style-name="P9" xml:id="id1" draw:id="id1" draw:layer="layout" svg:width="1.905cm" svg:height="1.905cm" svg:x="4.556cm" svg:y="2.024cm">
          <text:p text:style-name="P8"><text:span text:style-name="T1">Understa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3" draw:id="id13" draw:layer="layout" svg:width="1.905cm" svg:height="1.905cm" svg:x="15.605cm" svg:y="7.647cm">
          <text:p text:style-name="P8"><text:span text:style-name="T1">A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" draw:id="id3" draw:layer="layout" svg:width="1.905cm" svg:height="1.905cm" svg:x="3.54cm" svg:y="7.647cm">
          <text:p text:style-name="P8"><text:span text:style-name="T1">Ma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2" draw:id="id12" draw:layer="layout" svg:width="1.905cm" svg:height="1.905cm" svg:x="12.589cm" svg:y="7.647cm">
          <text:p text:style-name="P8"><text:span text:style-name="T1">Docker</text:span><text:span text:style-name="T1"><text:line-break/></text:span><text:span text:style-name="T1"> compo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0" draw:id="id10" draw:layer="layout" svg:width="1.905cm" svg:height="1.905cm" svg:x="6.556cm" svg:y="7.647cm">
          <text:p text:style-name="P8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6" draw:id="id6" draw:layer="layout" svg:width="1.905cm" svg:height="1.905cm" svg:x="13.195cm" svg:y="15.74cm">
          <text:p text:style-name="P8"><text:span text:style-name="T1">Kuberne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8" draw:id="id8" draw:layer="layout" svg:width="1.905cm" svg:height="1.905cm" svg:x="18.275cm" svg:y="15.74cm">
          <text:p text:style-name="P8"><text:span text:style-name="T1">OpenSh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7" draw:id="id7" draw:layer="layout" svg:width="1.905cm" svg:height="1.905cm" svg:x="15.735cm" svg:y="15.74cm">
          <text:p text:style-name="P8"><text:span text:style-name="T1">AW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1" draw:id="id21" draw:layer="layout" svg:width="1.905cm" svg:height="1.905cm" svg:x="1.508cm" svg:y="20.939cm">
          <text:p text:style-name="P8"><text:span text:style-name="T1">HTTP</text:span><text:span text:style-name="T1"><text:line-break/></text:span><text:span text:style-name="T1">REST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9" draw:id="id19" draw:layer="layout" svg:width="1.905cm" svg:height="1.905cm" svg:x="1.508cm" svg:y="24.622cm">
          <text:p text:style-name="P8"><text:span text:style-name="T1">Python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0" draw:id="id20" draw:layer="layout" svg:width="1.905cm" svg:height="1.905cm" svg:x="7.731cm" svg:y="24.622cm">
          <text:p text:style-name="P8"><text:span text:style-name="T1">C 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2" draw:id="id22" draw:layer="layout" svg:width="1.905cm" svg:height="1.905cm" svg:x="7.731cm" svg:y="20.939cm">
          <text:p text:style-name="P8"><text:span text:style-name="T1">Java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8" draw:id="id18" draw:layer="layout" svg:width="1.905cm" svg:height="1.905cm" svg:x="17.383cm" svg:y="24.495cm">
          <text:p text:style-name="P8"><text:span text:style-name="T1">Monito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7" draw:id="id17" draw:layer="layout" svg:width="1.905cm" svg:height="1.905cm" svg:x="14.716cm" svg:y="24.495cm">
          <text:p text:style-name="P8"><text:span text:style-name="T1">Upd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svg:x1="4.493cm" svg:y1="7.647cm" svg:x2="11.943cm" svg:y2="3.929cm" draw:start-shape="id3" draw:start-glue-point="4" draw:end-shape="id2" draw:end-glue-point="8" svg:d="M4493 7647c0-2788 7450-930 7450-3718" svg:viewBox="0 0 7451 3719">
          <text:p/>
        </draw:connector>
        <draw:custom-shape draw:style-name="gr7" draw:text-style-name="P10" xml:id="id2" draw:id="id2" draw:layer="layout" svg:width="1.905cm" svg:height="1.905cm" svg:x="10.99cm" svg:y="2.024cm">
          <text:p text:style-name="P8"><text:span text:style-name="T1">Plann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1" draw:id="id11" draw:layer="layout" svg:width="1.905cm" svg:height="1.905cm" svg:x="9.573cm" svg:y="7.647cm">
          <text:p text:style-name="P8"><text:span text:style-name="T1">Senzing 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4" draw:id="id4" draw:layer="layout" svg:width="1.905cm" svg:height="1.905cm" svg:x="10.655cm" svg:y="15.74cm">
          <text:p text:style-name="P8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1.608cm" svg:y1="17.645cm" svg:x2="17.002cm" svg:y2="20.939cm" draw:start-shape="id4" draw:start-glue-point="8" draw:end-shape="id5" draw:end-glue-point="4" svg:d="M11608 17645c0 2470 5394 824 5394 3294" svg:viewBox="0 0 5395 3295">
          <text:p/>
        </draw:connector>
        <draw:connector draw:style-name="gr6" draw:text-style-name="P7" draw:layer="layout" draw:type="curve" svg:x1="14.148cm" svg:y1="17.645cm" svg:x2="17.002cm" svg:y2="20.939cm" draw:start-shape="id6" draw:start-glue-point="8" draw:end-shape="id5" svg:d="M14148 17645c0 2470 2854 824 2854 3294" svg:viewBox="0 0 2855 3295">
          <text:p/>
        </draw:connector>
        <draw:connector draw:style-name="gr6" draw:text-style-name="P7" draw:layer="layout" draw:type="curve" svg:x1="16.688cm" svg:y1="17.645cm" svg:x2="17.002cm" svg:y2="20.939cm" draw:start-shape="id7" draw:start-glue-point="8" draw:end-shape="id5" draw:end-glue-point="4" svg:d="M16688 17645c0 2470 314 824 314 3294" svg:viewBox="0 0 315 3295">
          <text:p/>
        </draw:connector>
        <draw:connector draw:style-name="gr6" draw:text-style-name="P7" draw:layer="layout" draw:type="curve" svg:x1="19.228cm" svg:y1="17.645cm" svg:x2="17.002cm" svg:y2="20.939cm" draw:start-shape="id8" draw:start-glue-point="8" draw:end-shape="id5" draw:end-glue-point="4" svg:d="M19228 17645c0 2470-2226 824-2226 3294" svg:viewBox="0 0 2227 3295">
          <text:p/>
        </draw:connector>
        <draw:connector draw:style-name="gr6" draw:text-style-name="P7" draw:layer="layout" draw:type="curve" svg:x1="11.943cm" svg:y1="3.929cm" svg:x2="11.959cm" svg:y2="5.407cm" draw:start-shape="id2" draw:start-glue-point="8" draw:end-shape="id9" draw:end-glue-point="4" svg:d="M11943 3929c0 1108 16 370 16 1478" svg:viewBox="0 0 17 1479">
          <text:p/>
        </draw:connector>
        <draw:connector draw:style-name="gr6" draw:text-style-name="P7" draw:layer="layout" draw:type="curve" svg:x1="11.26cm" svg:y1="6.042cm" svg:x2="7.509cm" svg:y2="7.647cm" draw:start-shape="id9" draw:start-glue-point="6" draw:end-shape="id10" draw:end-glue-point="4" svg:d="M11260 6042c-2501 0-3751 535-3751 1605" svg:viewBox="0 0 3752 1606">
          <text:p/>
        </draw:connector>
        <draw:connector draw:style-name="gr6" draw:text-style-name="P7" draw:layer="layout" draw:type="curve" svg:x1="11.464cm" svg:y1="6.491cm" svg:x2="10.526cm" svg:y2="7.647cm" draw:start-shape="id9" draw:start-glue-point="7" draw:end-shape="id11" draw:end-glue-point="4" svg:d="M11464 6491c0 1006-938 429-938 1156" svg:viewBox="0 0 939 1157">
          <text:p/>
        </draw:connector>
        <draw:connector draw:style-name="gr6" draw:text-style-name="P7" draw:layer="layout" draw:type="curve" svg:x1="12.453cm" svg:y1="6.491cm" svg:x2="13.542cm" svg:y2="7.647cm" draw:start-shape="id9" draw:start-glue-point="9" draw:end-shape="id12" draw:end-glue-point="4" svg:d="M12453 6491c0 1006 1089 429 1089 1156" svg:viewBox="0 0 1090 1157">
          <text:p/>
        </draw:connector>
        <draw:connector draw:style-name="gr6" draw:text-style-name="P7" draw:layer="layout" draw:type="curve" svg:x1="12.657cm" svg:y1="6.042cm" svg:x2="16.558cm" svg:y2="7.647cm" draw:start-shape="id9" draw:start-glue-point="10" draw:end-shape="id13" draw:end-glue-point="4" svg:d="M12657 6042c2601 0 3901 535 3901 1605" svg:viewBox="0 0 3902 1606">
          <text:p/>
        </draw:connector>
        <draw:custom-shape draw:style-name="gr9" draw:text-style-name="P11" xml:id="id16" draw:id="id16" draw:layer="layout" svg:width="1.397cm" svg:height="1.27cm" svg:x="14.773cm" svg:y="13.95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11" xml:id="id9" draw:id="id9" draw:layer="layout" svg:width="1.397cm" svg:height="1.27cm" svg:x="11.26cm" svg:y="5.4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0" xml:id="id14" draw:id="id14" draw:layer="layout" svg:width="1.905cm" svg:height="1.905cm" svg:x="11.125cm" svg:y="10.152cm">
          <text:p text:style-name="P8"><text:span text:style-name="T1">Review</text:span><text:span text:style-name="T1"><text:line-break/></text:span><text:span text:style-name="T1">Resul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draw:line-skew="-2.481cm" svg:x1="12.078cm" svg:y1="12.057cm" svg:x2="5.445cm" svg:y2="22.844cm" draw:start-shape="id14" draw:start-glue-point="8" draw:end-shape="id15" draw:end-glue-point="4" svg:d="M12078 12057c0 4369-6633-1024-6633 10787" svg:viewBox="0 0 6634 10788">
          <text:p/>
        </draw:connector>
        <draw:connector draw:style-name="gr6" draw:text-style-name="P7" draw:layer="layout" draw:type="curve" svg:x1="14.773cm" svg:y1="14.589cm" svg:x2="11.608cm" svg:y2="15.74cm" draw:start-shape="id16" draw:start-glue-point="6" draw:end-shape="id4" draw:end-glue-point="4" svg:d="M14773 14589c-2110 0-3165 383-3165 1151" svg:viewBox="0 0 3166 1152">
          <text:p/>
        </draw:connector>
        <draw:connector draw:style-name="gr6" draw:text-style-name="P7" draw:layer="layout" draw:type="curve" svg:x1="11.404cm" svg:y1="10.431cm" svg:x2="10.526cm" svg:y2="9.552cm" draw:start-shape="id14" draw:start-glue-point="5" draw:end-shape="id11" draw:end-glue-point="8" svg:d="M11404 10431c-586 0-878-293-878-879" svg:viewBox="0 0 879 880">
          <text:p/>
        </draw:connector>
        <draw:connector draw:style-name="gr6" draw:text-style-name="P7" draw:layer="layout" draw:type="curve" svg:x1="11.125cm" svg:y1="11.105cm" svg:x2="7.509cm" svg:y2="9.552cm" draw:start-shape="id14" draw:start-glue-point="6" draw:end-shape="id10" draw:end-glue-point="8" svg:d="M11125 11105c-2411 0-3616-517-3616-1553" svg:viewBox="0 0 3617 1554">
          <text:p/>
        </draw:connector>
        <draw:connector draw:style-name="gr6" draw:text-style-name="P7" draw:layer="layout" draw:type="curve" svg:x1="12.751cm" svg:y1="10.431cm" svg:x2="13.542cm" svg:y2="9.552cm" draw:start-shape="id14" draw:start-glue-point="11" draw:end-shape="id12" draw:end-glue-point="8" svg:d="M12751 10431c528 0 791-293 791-879" svg:viewBox="0 0 792 880">
          <text:p/>
        </draw:connector>
        <draw:connector draw:style-name="gr6" draw:text-style-name="P7" draw:layer="layout" draw:type="curve" svg:x1="13.03cm" svg:y1="11.105cm" svg:x2="16.558cm" svg:y2="9.552cm" draw:start-shape="id14" draw:start-glue-point="10" draw:end-shape="id13" draw:end-glue-point="8" svg:d="M13030 11105c2352 0 3528-517 3528-1553" svg:viewBox="0 0 3529 1554">
          <text:p/>
        </draw:connector>
        <draw:connector draw:style-name="gr6" draw:text-style-name="P7" draw:layer="layout" draw:type="curve" svg:x1="14.977cm" svg:y1="15.038cm" svg:x2="14.148cm" svg:y2="15.74cm" draw:start-shape="id16" draw:start-glue-point="7" draw:end-shape="id6" draw:end-glue-point="4" svg:d="M14977 15038c0 666-829 315-829 702" svg:viewBox="0 0 830 703">
          <text:p/>
        </draw:connector>
        <draw:connector draw:style-name="gr6" draw:text-style-name="P7" draw:layer="layout" draw:type="curve" svg:x1="15.966cm" svg:y1="15.038cm" svg:x2="16.688cm" svg:y2="15.74cm" draw:start-shape="id16" draw:start-glue-point="9" draw:end-shape="id7" draw:end-glue-point="4" svg:d="M15966 15038c0 666 722 315 722 702" svg:viewBox="0 0 723 703">
          <text:p/>
        </draw:connector>
        <draw:connector draw:style-name="gr6" draw:text-style-name="P7" draw:layer="layout" draw:type="curve" svg:x1="16.17cm" svg:y1="14.589cm" svg:x2="19.228cm" svg:y2="15.74cm" draw:start-shape="id16" draw:start-glue-point="10" draw:end-shape="id8" draw:end-glue-point="4" svg:d="M16170 14589c2039 0 3058 383 3058 1151" svg:viewBox="0 0 3059 1152">
          <text:p/>
        </draw:connector>
        <draw:connector draw:style-name="gr6" draw:text-style-name="P7" draw:layer="layout" draw:type="curve" svg:x1="12.078cm" svg:y1="12.057cm" svg:x2="15.472cm" svg:y2="13.954cm" draw:start-shape="id14" draw:start-glue-point="8" draw:end-shape="id16" draw:end-glue-point="4" svg:d="M12078 12057c0 1423 3394 475 3394 1897" svg:viewBox="0 0 3395 1898">
          <text:p/>
        </draw:connector>
        <draw:custom-shape draw:style-name="gr10" draw:text-style-name="P11" xml:id="id15" draw:id="id15" draw:layer="layout" svg:width="1.27cm" svg:height="1.27cm" svg:x="4.81cm" svg:y="22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" draw:id="id5" draw:layer="layout" svg:width="1.27cm" svg:height="1.27cm" svg:x="16.367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7.002cm" svg:y1="22.209cm" svg:x2="15.669cm" svg:y2="24.495cm" draw:start-shape="id5" draw:start-glue-point="8" draw:end-shape="id17" draw:end-glue-point="4" svg:d="M17002 22209c0 1714-1333 572-1333 2286" svg:viewBox="0 0 1334 2287">
          <text:p/>
        </draw:connector>
        <draw:connector draw:style-name="gr6" draw:text-style-name="P7" draw:layer="layout" draw:type="curve" svg:x1="17.002cm" svg:y1="22.209cm" svg:x2="18.335cm" svg:y2="24.495cm" draw:start-shape="id5" draw:start-glue-point="8" draw:end-shape="id18" svg:d="M17002 22209c0 1714 1333 572 1333 2286" svg:viewBox="0 0 1334 2287">
          <text:p/>
        </draw:connector>
        <draw:connector draw:style-name="gr6" draw:text-style-name="P7" draw:layer="layout" draw:type="curve" svg:x1="3.413cm" svg:y1="25.575cm" svg:x2="5.445cm" svg:y2="24.114cm" draw:start-shape="id19" draw:start-glue-point="10" draw:end-shape="id15" draw:end-glue-point="8" svg:d="M3413 25575c1355 0 2032-487 2032-1461" svg:viewBox="0 0 2033 1462">
          <text:p/>
        </draw:connector>
        <draw:connector draw:style-name="gr6" draw:text-style-name="P7" draw:layer="layout" draw:type="curve" svg:x1="5.445cm" svg:y1="24.114cm" svg:x2="7.731cm" svg:y2="25.575cm" draw:start-shape="id15" draw:start-glue-point="8" draw:end-shape="id20" draw:end-glue-point="6" svg:d="M5445 24114c0 974 762 1461 2286 1461" svg:viewBox="0 0 2287 1462">
          <text:p/>
        </draw:connector>
        <draw:connector draw:style-name="gr6" draw:text-style-name="P7" draw:layer="layout" draw:type="curve" svg:x1="4.81cm" svg:y1="23.479cm" svg:x2="3.413cm" svg:y2="21.892cm" draw:start-shape="id15" draw:start-glue-point="6" draw:end-shape="id21" draw:end-glue-point="10" svg:d="M4810 23479c-1047 0-349-1587-1397-1587" svg:viewBox="0 0 1398 1588">
          <text:p/>
        </draw:connector>
        <draw:connector draw:style-name="gr6" draw:text-style-name="P7" draw:layer="layout" draw:type="curve" svg:x1="6.08cm" svg:y1="23.479cm" svg:x2="7.731cm" svg:y2="21.891cm" draw:start-shape="id15" draw:start-glue-point="10" draw:end-shape="id22" svg:d="M6080 23479c1239 0 414-1588 1651-1588" svg:viewBox="0 0 1652 1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4-25T12:06:44.577771848</dc:date>
    <meta:editing-duration>PT3H22M11S</meta:editing-duration>
    <meta:editing-cycles>58</meta:editing-cycles>
    <meta:generator>LibreOffice/6.0.7.3$Linux_X86_64 LibreOffice_project/00m0$Build-3</meta:generator>
    <meta:document-statistic meta:object-count="54"/>
  </office:meta>
</office:document-meta>
</file>